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5.954cm" svg:height="1.244cm" svg:x="6.879cm" svg:y="1.178cm"><text:p text:style-name="P1">Show Transcript/ Hide transcript</text:p><text:p text:style-name="P1"/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svg:width="4.049cm" svg:height="1.244cm" svg:x="7.911cm" svg:y="3.179cm"><text:p text:style-name="P1">Load Video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svg:width="13.442cm" svg:height="1.244cm" svg:x="2.974cm" svg:y="5.179cm"><text:p text:style-name="P1">Play video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1" svg:width="4.049cm" svg:height="1.135cm" svg:x="9.911cm" svg:y="7.112cm"><text:p text:style-name="P1">Seek video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1" svg:width="8.044cm" svg:height="1.244cm" svg:x="5.911cm" svg:y="9.179cm"><text:p text:style-name="P1">Pause video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1" svg:width="4.049cm" svg:height="1.135cm" svg:x="2.91cm" svg:y="10.761cm"><text:p text:style-name="P1">Stop video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1" svg:width="13.918cm" svg:height="1.135cm" svg:x="2.947cm" svg:y="12.585cm"><text:p text:style-name="P1">Page clos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svg:width="0.927cm" svg:height="0.757cm" svg:x="9.34cm" svg:y="2.4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2" svg:width="0.927cm" svg:height="0.757cm" svg:x="9.34cm" svg:y="4.4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style-name="gr3" draw:text-style-name="P1" svg:width="3.308cm" svg:height="2.516cm" svg:x="6.604cm" svg:y="6.422cm"><text:p/>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?f1" draw:handle-range-x-maximum="10800" draw:handle-range-y-minimum="0" draw:handle-range-y-maximum="?f1"/><draw:handle draw:handle-position="$0 top" draw:handle-range-x-minimum="?f0" draw:handle-range-x-maximum="?f2"/></draw:enhanced-geometry></draw:custom-shape><draw:custom-shape text:anchor-type="paragraph" draw:z-index="10" draw:style-name="gr2" svg:width="1.006cm" svg:height="0.934cm" svg:x="11.441cm" svg:y="8.24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2" svg:width="1.006cm" svg:height="0.69cm" svg:x="11.441cm" svg:y="6.42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style-name="gr2" svg:width="0.927cm" svg:height="4.34cm" svg:x="4.18cm" svg:y="6.4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style-name="gr2" svg:width="0.927cm" svg:height="6.164cm" svg:x="15.182cm" svg:y="6.4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style-name="gr2" svg:width="0.927cm" svg:height="2.163cm" svg:x="9.181cm" svg:y="10.4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style-name="gr2" svg:width="0.927cm" svg:height="0.692cm" svg:x="4.18cm" svg:y="11.89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style-name="gr1" svg:width="4.049cm" svg:height="1.135cm" svg:x="7.911cm" svg:y="14.584cm"><text:p text:style-name="P1">Save User Stat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4" svg:width="0.696cm" svg:height="0.865cm" svg:x="9.435cm" svg:y="13.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njoy Basak</meta:initial-creator>
    <meta:creation-date>2015-06-23T11:47:39</meta:creation-date>
    <dc:date>2015-06-23T12:16:08</dc:date>
    <dc:creator>Arinjoy Basak</dc:creator>
    <meta:editing-duration>PT1M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